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3">
      <style:text-properties officeooo:rsid="001f007d" officeooo:paragraph-rsid="001f007d"/>
    </style:style>
    <style:style style:name="P2" style:family="paragraph" style:parent-style-name="Text_20_body">
      <style:text-properties officeooo:rsid="001f007d" officeooo:paragraph-rsid="001f007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US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language="ru" fo:country="RU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Базовая настройка </text:span><text:span text:style-name="T2">selenide <text:line-break/><text:line-break/></text:span><text:span text:style-name="T3">в зависимости гредл пишем <text:line-break/>testImplementation 'com.codeborne:selenide:7.9.4'<text:line-break/><text:line-break/><text:line-break/>Создаем абстрактный базовый класс </text:span><text:span text:style-name="T2">BaseTest </text:span><text:span text:style-name="T3">методы которого будут использоваться уже в тестовом классе <text:line-break/><text:line-break/><text:line-break/><text:line-break/><text:line-break/>abstract public class BaseTest {</text:span></text:h>
      <text:p text:style-name="P2"><text:span text:style-name="T3"><text:s text:c="4"/>@Step("Открываем браузер хром, задаем размер экрана 1920х1080")</text:span></text:p>
      <text:p text:style-name="P2"><text:span text:style-name="T3"><text:s text:c="4"/>public <text:s/>void setUp() {</text:span></text:p>
      <text:p text:style-name="P2"><text:span text:style-name="T3"><text:s text:c="8"/>Configuration.browser = "chrome";</text:span></text:p>
      <text:p text:style-name="P2"><text:span text:style-name="T3"><text:s text:c="8"/>Configuration.pageLoadTimeout = 40_000;</text:span></text:p>
      <text:p text:style-name="P2"><text:span text:style-name="T3"><text:s text:c="8"/>Configuration.timeout = 15_000;</text:span></text:p>
      <text:p text:style-name="P2"><text:span text:style-name="T3"><text:s text:c="8"/>Configuration.browserSize = "1920x1080";</text:span></text:p>
      <text:p text:style-name="P2"><text:span text:style-name="T3"><text:s text:c="8"/>SelenideLogger.addListener("AllureSelenide", new AllureSelenide()</text:span></text:p>
      <text:p text:style-name="P2"><text:span text:style-name="T3"><text:s text:c="16"/>.screenshots(true)</text:span></text:p>
      <text:p text:style-name="P2"><text:span text:style-name="T3"><text:s text:c="16"/>.savePageSource(true)</text:span></text:p>
      <text:p text:style-name="P2"><text:span text:style-name="T3"><text:s text:c="8"/>);</text:span></text:p>
      <text:p text:style-name="P2"><text:span text:style-name="T3"><text:s text:c="4"/>}</text:span></text:p>
      <text:p text:style-name="P2"><text:span text:style-name="T3"/></text:p>
      <text:p text:style-name="P2"><text:span text:style-name="T3"><text:s text:c="4"/>@BeforeEach</text:span></text:p>
      <text:p text:style-name="P2"><text:span text:style-name="T3"><text:s text:c="4"/>public void init(){</text:span></text:p>
      <text:p text:style-name="P2"><text:span text:style-name="T3"><text:s text:c="8"/>setUp();</text:span></text:p>
      <text:p text:style-name="P2"><text:span text:style-name="T3"><text:s text:c="4"/>}</text:span></text:p>
      <text:p text:style-name="P2"><text:span text:style-name="T3"><text:s text:c="4"/>@Step("Закрываем браузер")</text:span></text:p>
      <text:p text:style-name="P2"><text:span text:style-name="T3"><text:s text:c="4"/>@AfterEach</text:span></text:p>
      <text:p text:style-name="P2"><text:span text:style-name="T3"><text:s text:c="4"/>public void close(){</text:span></text:p>
      <text:p text:style-name="P2"><text:span text:style-name="T3"><text:s text:c="8"/>Selenide.closeWebDriver();</text:span></text:p>
      <text:p text:style-name="P2"><text:span text:style-name="T3"><text:s text:c="4"/>}</text:span></text:p>
      <text:p text:style-name="P2"><text:span text:style-name="T3">}<text:line-break/><text:line-break/><text:line-break/><text:line-break/><text:line-break/>А вот сам тестовый класс<text:line-break/></text:span><text:soft-page-break/><text:span text:style-name="T3"><text:line-break/></text:span></text:p>
      <text:p text:style-name="P2"><text:span text:style-name="T3">public class GithubTest extends BaseTest {</text:span></text:p>
      <text:p text:style-name="P2"><text:span text:style-name="T3"><text:s text:c="4"/>private final static String BASE_URL = "https://github.com/selenide/selenide";</text:span></text:p>
      <text:p text:style-name="P2"><text:span text:style-name="T3"><text:s text:c="4"/>private final static String EXPECTED_WORD = "JUnit5";</text:span></text:p>
      <text:p text:style-name="P2"><text:span text:style-name="T3"/></text:p>
      <text:p text:style-name="P2"><text:span text:style-name="T3"><text:s text:c="4"/>@Test</text:span></text:p>
      <text:p text:style-name="P2"><text:span text:style-name="T3"><text:s text:c="4"/>@Owner("Volkov Egor")</text:span></text:p>
      <text:p text:style-name="P2"><text:span text:style-name="T3"><text:s text:c="4"/>@Description("Заходим на сайт Github , проваливаемся в раздел Wiki , в ней находим список pages, " +</text:span></text:p>
      <text:p text:style-name="P2"><text:span text:style-name="T3"><text:s text:c="12"/>"ищем там ссылку на страницу Soft Assertions и проверяем пример кода на JUnit5")</text:span></text:p>
      <text:p text:style-name="P2"><text:span text:style-name="T3"><text:s text:c="4"/>public void chekWikiUrl() {</text:span></text:p>
      <text:p text:style-name="P2"><text:span text:style-name="T3"><text:s text:c="8"/>assertThat(new MainPage(BASE_URL)</text:span></text:p>
      <text:p text:style-name="P2"><text:span text:style-name="T3"><text:s text:c="16"/>.searchWikiLink()</text:span></text:p>
      <text:p text:style-name="P2"><text:span text:style-name="T3"><text:s text:c="16"/>.searchSoftAssertionsLink()</text:span></text:p>
      <text:p text:style-name="P2"><text:span text:style-name="T3"><text:s text:c="16"/>.searchJUnit5Example()</text:span></text:p>
      <text:p text:style-name="P2"><text:span text:style-name="T3"><text:s text:c="16"/>.contains(EXPECTED_WORD)</text:span></text:p>
      <text:p text:style-name="P2"><text:span text:style-name="T3"><text:s text:c="8"/>).isTrue();</text:span></text:p>
      <text:p text:style-name="P2"><text:span text:style-name="T3"><text:s text:c="4"/>}</text:span></text:p>
      <text:p text:style-name="P2"><text:span text:style-name="T3">}<text:line-break/><text:line-break/><text:line-break/><text:line-break/>И класс для обьекта страницы<text:line-break/><text:line-break/><text:line-break/>@Slf4j</text:span></text:p>
      <text:p text:style-name="P2"><text:span text:style-name="T3">public class MainPage {</text:span></text:p>
      <text:p text:style-name="P2"><text:span text:style-name="T3"><text:s text:c="4"/>private final SelenideElement wikiLink = $x("//a[@id=\"wiki-tab\"]");</text:span></text:p>
      <text:p text:style-name="P2"><text:span text:style-name="T3"/></text:p>
      <text:p text:style-name="P2"><text:span text:style-name="T3"><text:s text:c="4"/>public MainPage(String url) {</text:span></text:p>
      <text:p text:style-name="P2"><text:span text:style-name="T3"><text:s text:c="8"/>Selenide.open(url);</text:span></text:p>
      <text:p text:style-name="P2"><text:span text:style-name="T3"><text:s text:c="4"/>}</text:span></text:p>
      <text:p text:style-name="P2"><text:span text:style-name="T3"><text:s text:c="4"/>@Step("Кликаем на раздел \"Wiki\"")</text:span></text:p>
      <text:p text:style-name="P2"><text:span text:style-name="T3"><text:s text:c="4"/>public WikiPage searchWikiLink(){</text:span></text:p>
      <text:p text:style-name="P2"><text:span text:style-name="T3"><text:s text:c="8"/>wikiLink.click();</text:span></text:p>
      <text:p text:style-name="P2"><text:span text:style-name="T3"/></text:p>
      <text:p text:style-name="P2"><text:soft-page-break/><text:span text:style-name="T3"><text:s text:c="8"/>return <text:s/>new WikiPage();</text:span></text:p>
      <text:p text:style-name="P2"><text:span text:style-name="T3"><text:s text:c="4"/>}</text:span></text:p>
      <text:p text:style-name="P2"><text:span text:style-name="T3"/></text:p>
      <text:p text:style-name="P2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4:43:07.056000000</meta:creation-date>
    <dc:date>2025-09-19T15:09:45.882000000</dc:date>
    <meta:editing-duration>PT26M38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49" meta:word-count="178" meta:character-count="1874" meta:non-whitespace-character-count="1418"/>
  </office:meta>
</office:document-meta>
</file>